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NestedWithImplicitlyInheritedConfigWebTests.test( 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OverriddenByDefaultTests.test( 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WithInheritedConfigTests.test( 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OverriddenByDefaultWebTests.test( 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NestedWithInheritedConfigAndTestInterfaceTests.test( 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NestedWithOverriddenConfigWebTests.test( 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ConfigurationNestedTests.test( 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NestedWithInheritedConfigWebTests.test( 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